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A S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498683593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1074361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BERTO BUSTINZA QUIROZ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63116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DIAZ RAMOS, GILMAR GILD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3085819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3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0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9T14:48:1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